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Fira Code" svg:font-family="'Fira Code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0216" officeooo:paragraph-rsid="000b0216"/>
    </style:style>
    <style:style style:name="P2" style:family="paragraph" style:parent-style-name="Standard">
      <style:text-properties officeooo:rsid="000b0216" officeooo:paragraph-rsid="000b240c"/>
    </style:style>
    <style:style style:name="P3" style:family="paragraph" style:parent-style-name="Standard">
      <style:text-properties officeooo:rsid="000b0216" officeooo:paragraph-rsid="000dea69"/>
    </style:style>
    <style:style style:name="P4" style:family="paragraph" style:parent-style-name="Standard">
      <style:text-properties officeooo:rsid="000b0879" officeooo:paragraph-rsid="000b0879"/>
    </style:style>
    <style:style style:name="P5" style:family="paragraph" style:parent-style-name="Standard">
      <style:text-properties officeooo:rsid="000b240c" officeooo:paragraph-rsid="000b240c"/>
    </style:style>
    <style:style style:name="P6" style:family="paragraph" style:parent-style-name="Standard">
      <style:text-properties fo:font-size="20pt" fo:font-weight="bold" officeooo:rsid="000b0216" officeooo:paragraph-rsid="000b0216" style:font-size-asian="20pt" style:font-weight-asian="bold" style:font-size-complex="20pt" style:font-weight-complex="bold"/>
    </style:style>
    <style:style style:name="P7" style:family="paragraph" style:parent-style-name="Standard">
      <style:text-properties officeooo:rsid="000cdb80" officeooo:paragraph-rsid="000cdb80"/>
    </style:style>
    <style:style style:name="P8" style:family="paragraph" style:parent-style-name="Standard">
      <style:paragraph-properties>
        <style:tab-stops/>
      </style:paragraph-properties>
      <style:text-properties officeooo:rsid="000cdb80" officeooo:paragraph-rsid="00111570"/>
    </style:style>
    <style:style style:name="P9" style:family="paragraph" style:parent-style-name="Standard">
      <style:text-properties officeooo:rsid="000cdb80" officeooo:paragraph-rsid="0011fb02"/>
    </style:style>
    <style:style style:name="P10" style:family="paragraph" style:parent-style-name="Standard">
      <style:paragraph-properties style:line-height-at-least="0.198in"/>
      <style:text-properties fo:color="#000000" style:font-name="Droid Sans Mono" fo:font-size="10.5pt" fo:font-style="normal" fo:font-weight="normal" fo:background-color="transparent" style:font-style-asian="normal" style:font-style-complex="normal"/>
    </style:style>
    <style:style style:name="P11" style:family="paragraph" style:parent-style-name="Standard">
      <style:text-properties fo:color="#000000" style:font-name="Droid Sans Mono" fo:font-size="10.5pt" fo:font-style="normal" fo:font-weight="normal" officeooo:paragraph-rsid="000dea69" fo:background-color="transparent" style:font-style-asian="normal" style:font-style-complex="normal"/>
    </style:style>
    <style:style style:name="P12" style:family="paragraph" style:parent-style-name="Standard">
      <style:text-properties fo:color="#000000" style:font-name="Droid Sans Mono" fo:font-size="10.5pt" fo:font-weight="normal" officeooo:rsid="0032dc03" officeooo:paragraph-rsid="0033037c" fo:background-color="#282c34"/>
    </style:style>
    <style:style style:name="P13" style:family="paragraph" style:parent-style-name="Standard">
      <style:paragraph-properties style:line-height-at-least="0.198in"/>
      <style:text-properties fo:color="#000000" style:font-name="Droid Sans Mono" fo:font-size="10.5pt" fo:font-weight="normal" fo:background-color="#282c34"/>
    </style:style>
    <style:style style:name="P14" style:family="paragraph" style:parent-style-name="Standard">
      <style:text-properties fo:color="#000000" style:font-name="Droid Sans Mono" fo:font-size="10.5pt" fo:font-weight="normal" officeooo:rsid="0032dc03" officeooo:paragraph-rsid="0033037c" fo:background-color="transparent"/>
    </style:style>
    <style:style style:name="P15" style:family="paragraph" style:parent-style-name="Standard">
      <style:paragraph-properties fo:text-align="center" style:justify-single-word="false"/>
      <style:text-properties fo:color="#000000" style:font-name="Droid Sans Mono" fo:font-size="15pt" fo:font-style="italic" fo:font-weight="bold" officeooo:rsid="00288c7f" officeooo:paragraph-rsid="00288c7f" fo:background-color="transparent" style:font-size-asian="15pt" style:font-style-asian="italic" style:font-weight-asian="bold" style:font-size-complex="15pt" style:font-style-complex="italic" style:font-weight-complex="bold"/>
    </style:style>
    <style:style style:name="P16" style:family="paragraph" style:parent-style-name="Standard">
      <style:text-properties fo:color="#000000" officeooo:rsid="0033037c" officeooo:paragraph-rsid="0033037c" fo:background-color="transparent"/>
    </style:style>
    <style:style style:name="P17" style:family="paragraph" style:parent-style-name="Standard">
      <style:text-properties fo:color="#000000" officeooo:rsid="0034d438" officeooo:paragraph-rsid="0034d438" fo:background-color="transparent"/>
    </style:style>
    <style:style style:name="P18" style:family="paragraph" style:parent-style-name="Standard">
      <style:paragraph-properties fo:text-align="center" style:justify-single-word="false"/>
      <style:text-properties fo:font-size="18pt" officeooo:rsid="000b0879" officeooo:paragraph-rsid="00123291" style:font-size-asian="18pt" style:font-size-complex="18pt"/>
    </style:style>
    <style:style style:name="P19" style:family="paragraph" style:parent-style-name="Standard">
      <style:paragraph-properties fo:text-align="center" style:justify-single-word="false"/>
      <style:text-properties fo:font-size="18pt" officeooo:rsid="000b0879" officeooo:paragraph-rsid="001a2be3" style:font-size-asian="18pt" style:font-size-complex="18pt"/>
    </style:style>
    <style:style style:name="P20" style:family="paragraph" style:parent-style-name="Standard">
      <style:text-properties officeooo:rsid="00123291" officeooo:paragraph-rsid="00123291"/>
    </style:style>
    <style:style style:name="P21" style:family="paragraph" style:parent-style-name="Standard">
      <style:text-properties officeooo:rsid="0014199b" officeooo:paragraph-rsid="0014a7d8"/>
    </style:style>
    <style:style style:name="P22" style:family="paragraph" style:parent-style-name="Standard">
      <style:text-properties officeooo:rsid="00169802" officeooo:paragraph-rsid="00169802"/>
    </style:style>
    <style:style style:name="P23" style:family="paragraph" style:parent-style-name="Standard">
      <style:text-properties fo:font-size="28pt" fo:font-weight="bold" officeooo:rsid="000b0216" officeooo:paragraph-rsid="000b0216" fo:background-color="#fff200" style:font-size-asian="28pt" style:font-weight-asian="bold" style:font-size-complex="28pt" style:font-weight-complex="bold"/>
    </style:style>
    <style:style style:name="P24" style:family="paragraph" style:parent-style-name="Standard">
      <style:paragraph-properties>
        <style:tab-stops/>
      </style:paragraph-properties>
      <style:text-properties officeooo:rsid="00111570" officeooo:paragraph-rsid="00111570"/>
    </style:style>
    <style:style style:name="P25" style:family="paragraph" style:parent-style-name="Standard">
      <style:text-properties officeooo:rsid="0011fe77" officeooo:paragraph-rsid="00123291"/>
    </style:style>
    <style:style style:name="P26" style:family="paragraph" style:parent-style-name="Standard">
      <style:text-properties fo:font-size="22pt" fo:font-style="normal" fo:font-weight="bold" officeooo:rsid="000b0879" officeooo:paragraph-rsid="00123291" style:font-size-asian="22pt" style:font-style-asian="normal" style:font-weight-asian="bold" style:font-size-complex="22pt" style:font-style-complex="normal" style:font-weight-complex="bold"/>
    </style:style>
    <style:style style:name="P27" style:family="paragraph" style:parent-style-name="Standard">
      <style:text-properties fo:font-size="22pt" fo:font-weight="bold" officeooo:rsid="000b0879" officeooo:paragraph-rsid="000b0879" style:font-size-asian="22pt" style:font-weight-asian="bold" style:font-size-complex="22pt" style:font-weight-complex="bold"/>
    </style:style>
    <style:style style:name="P28" style:family="paragraph" style:parent-style-name="Standard">
      <style:text-properties officeooo:rsid="0019c60b" officeooo:paragraph-rsid="0019c60b"/>
    </style:style>
    <style:style style:name="P29" style:family="paragraph" style:parent-style-name="Standard">
      <style:text-properties officeooo:rsid="001a2be3" officeooo:paragraph-rsid="001a2be3"/>
    </style:style>
    <style:style style:name="P30" style:family="paragraph" style:parent-style-name="Standard">
      <style:text-properties officeooo:rsid="001c29cd" officeooo:paragraph-rsid="001c29cd"/>
    </style:style>
    <style:style style:name="P31" style:family="paragraph" style:parent-style-name="Standard">
      <style:text-properties officeooo:rsid="001c38ff" officeooo:paragraph-rsid="001c38ff"/>
    </style:style>
    <style:style style:name="P32" style:family="paragraph" style:parent-style-name="Standard">
      <style:text-properties officeooo:rsid="001d7cd1" officeooo:paragraph-rsid="001d7cd1"/>
    </style:style>
    <style:style style:name="P33" style:family="paragraph" style:parent-style-name="Standard">
      <style:text-properties officeooo:rsid="001d7cd1" officeooo:paragraph-rsid="0023783b"/>
    </style:style>
    <style:style style:name="P34" style:family="paragraph" style:parent-style-name="Standard">
      <style:text-properties officeooo:rsid="0021617c" officeooo:paragraph-rsid="0021617c"/>
    </style:style>
    <style:style style:name="P35" style:family="paragraph" style:parent-style-name="Standard">
      <style:text-properties officeooo:rsid="0023783b" officeooo:paragraph-rsid="0023783b"/>
    </style:style>
    <style:style style:name="P36" style:family="paragraph" style:parent-style-name="Standard">
      <style:paragraph-properties fo:text-align="center" style:justify-single-word="false"/>
      <style:text-properties fo:font-size="16pt" fo:font-style="italic" fo:font-weight="normal" officeooo:rsid="000b0879" officeooo:paragraph-rsid="000b0879" style:font-size-asian="16pt" style:font-style-asian="italic" style:font-weight-asian="normal" style:font-size-complex="16pt" style:font-style-complex="italic" style:font-weight-complex="normal"/>
    </style:style>
    <style:style style:name="P37" style:family="paragraph" style:parent-style-name="Standard">
      <style:text-properties officeooo:rsid="00288c7f" officeooo:paragraph-rsid="00288c7f"/>
    </style:style>
    <style:style style:name="P38" style:family="paragraph" style:parent-style-name="Standard">
      <style:text-properties officeooo:rsid="002ecb04" officeooo:paragraph-rsid="002ecb04" fo:background-color="transparent"/>
    </style:style>
    <style:style style:name="P39" style:family="paragraph" style:parent-style-name="Standard">
      <style:text-properties officeooo:rsid="002ff383" officeooo:paragraph-rsid="0032dc03" fo:background-color="transparent"/>
    </style:style>
    <style:style style:name="P40" style:family="paragraph" style:parent-style-name="Standard">
      <style:text-properties officeooo:rsid="0032dc03" officeooo:paragraph-rsid="0032dc03" fo:background-color="transparent"/>
    </style:style>
    <style:style style:name="P41" style:family="paragraph" style:parent-style-name="Standard">
      <style:text-properties officeooo:rsid="00381b9d" officeooo:paragraph-rsid="00381b9d" fo:background-color="transparent"/>
    </style:style>
    <style:style style:name="P42" style:family="paragraph" style:parent-style-name="Standard">
      <style:text-properties officeooo:rsid="002ecb04" officeooo:paragraph-rsid="002ff383"/>
    </style:style>
    <style:style style:name="P43" style:family="paragraph" style:parent-style-name="Standard">
      <style:text-properties officeooo:rsid="0038faed" officeooo:paragraph-rsid="0038faed"/>
    </style:style>
    <style:style style:name="P44" style:family="paragraph" style:parent-style-name="Standard">
      <style:paragraph-properties fo:text-align="center" style:justify-single-word="false"/>
      <style:text-properties style:font-name="Fira Code" fo:font-size="18pt" fo:font-weight="normal" officeooo:rsid="0032dc03" officeooo:paragraph-rsid="00399c36" fo:background-color="#fff200" style:font-size-asian="18pt" style:font-weight-asian="normal" style:font-size-complex="18pt" style:font-weight-complex="normal"/>
    </style:style>
    <style:style style:name="T1" style:family="text">
      <style:text-properties officeooo:rsid="000e7b5e"/>
    </style:style>
    <style:style style:name="T2" style:family="text">
      <style:text-properties officeooo:rsid="000fda3f"/>
    </style:style>
    <style:style style:name="T3" style:family="text">
      <style:text-properties officeooo:rsid="00111570"/>
    </style:style>
    <style:style style:name="T4" style:family="text">
      <style:text-properties officeooo:rsid="0011fb02"/>
    </style:style>
    <style:style style:name="T5" style:family="text">
      <style:text-properties fo:background-color="#fff200" loext:char-shading-value="0"/>
    </style:style>
    <style:style style:name="T6" style:family="text">
      <style:text-properties officeooo:rsid="0011fb02" fo:background-color="#fff200" loext:char-shading-value="0"/>
    </style:style>
    <style:style style:name="T7" style:family="text">
      <style:text-properties officeooo:rsid="0014a7d8" fo:background-color="#fff200" loext:char-shading-value="0"/>
    </style:style>
    <style:style style:name="T8" style:family="text">
      <style:text-properties officeooo:rsid="00125458" fo:background-color="#fff200" loext:char-shading-value="0"/>
    </style:style>
    <style:style style:name="T9" style:family="text">
      <style:text-properties officeooo:rsid="002a74bd" fo:background-color="#fff200" loext:char-shading-value="0"/>
    </style:style>
    <style:style style:name="T10" style:family="text">
      <style:text-properties officeooo:rsid="00125458"/>
    </style:style>
    <style:style style:name="T11" style:family="text">
      <style:text-properties officeooo:rsid="0013fd3d"/>
    </style:style>
    <style:style style:name="T12" style:family="text">
      <style:text-properties officeooo:rsid="0014a7d8"/>
    </style:style>
    <style:style style:name="T13" style:family="text">
      <style:text-properties officeooo:rsid="001c38ff"/>
    </style:style>
    <style:style style:name="T14" style:family="text">
      <style:text-properties officeooo:rsid="001f7a48"/>
    </style:style>
    <style:style style:name="T15" style:family="text">
      <style:text-properties officeooo:rsid="0021afef"/>
    </style:style>
    <style:style style:name="T16" style:family="text">
      <style:text-properties officeooo:rsid="0023783b"/>
    </style:style>
    <style:style style:name="T17" style:family="text">
      <style:text-properties officeooo:rsid="0024f7d5"/>
    </style:style>
    <style:style style:name="T18" style:family="text">
      <style:text-properties officeooo:rsid="002a74bd"/>
    </style:style>
    <style:style style:name="T19" style:family="text">
      <style:text-properties officeooo:rsid="002ff383"/>
    </style:style>
    <style:style style:name="T20" style:family="text">
      <style:text-properties fo:background-color="transparent" loext:char-shading-value="0"/>
    </style:style>
    <style:style style:name="T21" style:family="text">
      <style:text-properties officeooo:rsid="002ff383" fo:background-color="transparent" loext:char-shading-value="0"/>
    </style:style>
    <style:style style:name="T22" style:family="text">
      <style:text-properties officeooo:rsid="0032ed20" fo:background-color="transparent" loext:char-shading-value="0"/>
    </style:style>
    <style:style style:name="T23" style:family="text">
      <style:text-properties officeooo:rsid="0033037c" fo:background-color="transparent" loext:char-shading-value="0"/>
    </style:style>
    <style:style style:name="T24" style:family="text">
      <style:text-properties officeooo:rsid="003628e5" fo:background-color="transparent" loext:char-shading-value="0"/>
    </style:style>
    <style:style style:name="T25" style:family="text">
      <style:text-properties officeooo:rsid="0031aeac"/>
    </style:style>
    <style:style style:name="T26" style:family="text">
      <style:text-properties officeooo:rsid="003839d0"/>
    </style:style>
    <style:style style:name="T27" style:family="text">
      <style:text-properties officeooo:rsid="0033037c"/>
    </style:style>
    <style:style style:name="T28" style:family="text">
      <style:text-properties officeooo:rsid="0032ed2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1">Mengenal </text:span>Server-side dengan PHP</text:p>
      <text:p text:style-name="P1"/>
      <text:p text:style-name="P1">1. intro</text:p>
      <text:p text:style-name="P1">2. persiapan</text:p>
      <text:p text:style-name="P1">3. sintaks (variable dan struktur kendali)</text:p>
      <text:p text:style-name="P1">3. function dan array</text:p>
      <text:p text:style-name="P6">4. konsep database</text:p>
      <text:p text:style-name="P3">pengenalan mysql</text:p>
      <text:p text:style-name="P11"/>
      <text:p text:style-name="P11">ambil data (ferch) mahasiswa dari $result</text:p>
      <text:p text:style-name="P10">ada 4 cara:</text:p>
      <text:p text:style-name="P10">1. mysqli_fetch_row() // mengembalikan array numerik</text:p>
      <text:p text:style-name="P10">2. mysqli_fetch_assoc() // mengembalian array associative</text:p>
      <text:p text:style-name="P10">3. mysqli_fetch_array() </text:p>
      <text:p text:style-name="P10"><text:tab/>mengembalikan array keduanya numerik dan associative</text:p>
      <text:p text:style-name="P10"><text:tab/>jadi datanya 2X -_-</text:p>
      <text:p text:style-name="P10">4. mysqli_fetch_object() </text:p>
      <text:p text:style-name="P10"><text:tab/>mengembalikan object</text:p>
      <text:p text:style-name="P10"><text:tab/>cara memangilnya $mhs-&gt;nama</text:p>
      <text:p text:style-name="P1"/>
      <text:p text:style-name="P1">5. CRUD</text:p>
      <text:p text:style-name="P6">6. file hendling</text:p>
      <text:p text:style-name="P1"/>
      <text:p text:style-name="P5">apa itu flie handling:</text:p>
      <text:p text:style-name="P1"/>
      <text:p text:style-name="P1"># Upload adalah materi dari file Hendling</text:p>
      <text:p text:style-name="P2"/>
      <text:p text:style-name="P5">apa yang penting:</text:p>
      <text:p text:style-name="P5"/>
      <text:p text:style-name="P5">HTML:</text:p>
      <text:p text:style-name="P2">- &lt;input type="file"&gt;</text:p>
      <text:p text:style-name="P1">- enctype="multipart/form-data"</text:p>
      <text:p text:style-name="P1"><text:s text:c="4"/>endcoding file</text:p>
      <text:p text:style-name="P1"><text:s text:c="4"/>membuat 2/lebih jalur pengolahan data input </text:p>
      <text:p text:style-name="P1"><text:s text:c="4"/>text -&gt; $_POST </text:p>
      <text:p text:style-name="P1"><text:s text:c="4"/>gambar -&gt; $_FILES</text:p>
      <text:p text:style-name="P1"/>
      <text:p text:style-name="P5">PHP:</text:p>
      <text:p text:style-name="P1">- $_FILES = super global PHP</text:p>
      <text:p text:style-name="P1">- move_uploaded_file = fungsi PHP</text:p>
      <text:p text:style-name="P1">- ada type data BLOB(binary large object) di SQL</text:p>
      <text:p text:style-name="P1"><text:s text:c="4"/>bisa menyimpan gambar dengan binery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[System Login]</text:p>
      <text:p text:style-name="P7"/>
      <text:p text:style-name="P7">Roadmap <text:span text:style-name="T2">system login</text:span></text:p>
      <text:p text:style-name="P7">- registrasi</text:p>
      <text:p text:style-name="P7"><text:tab/>tabel database = 'users'</text:p>
      <text:p text:style-name="P7"><text:tab/><text:span text:style-name="T2">f</text:span>itur enkripsi password</text:p>
      <text:p text:style-name="P8"><text:tab/><text:tab/><text:span text:style-name="T3">mengunakan salah satu fungsi bawaan PHP: </text:span></text:p>
      <text:p text:style-name="P24"><text:tab/><text:tab/>password_hash(‘$password’, [cara enkripsi(PASSWORD_DEFAULT)])</text:p>
      <text:p text:style-name="P7">- login</text:p>
      <text:p text:style-name="P9">- session</text:p>
      <text:p text:style-name="P9">- cookie</text:p>
      <text:p text:style-name="P4"/>
      <text:p text:style-name="P26">7. session</text:p>
      <text:p text:style-name="P25"><text:s/></text:p>
      <text:p text:style-name="P18">“<text:span text:style-name="T4">mekanisme penyimpanan informasi ke dalam </text:span><text:span text:style-name="T6">VARIABLE </text:span></text:p>
      <text:p text:style-name="P18"><text:span text:style-name="T4">agar bisa digunakan di </text:span><text:span text:style-name="T6">LEBIH DARI SATU HALAMAN</text:span>”</text:p>
      <text:p text:style-name="P4"/>
      <text:p text:style-name="P20"><text:span text:style-name="T10">informasi session</text:span> =&gt; “<text:span text:style-name="T8">di simpan di SERVER</text:span>” <text:span text:style-name="T11">|| “coocie di simpan di CLIEN”</text:span></text:p>
      <text:p text:style-name="P21">session pada PHP ditangani oleh <text:span text:style-name="T5">variable super global $_SESSION</text:span></text:p>
      <text:p text:style-name="P21"><text:span text:style-name="T12">untuk mengisi data ke $_SESSION jalankan dulu fungsi default PHP </text:span><text:span text:style-name="T7">session_start()</text:span></text:p>
      <text:p text:style-name="P22"/>
      <text:p text:style-name="P22">$_SESSION akan hilang dalam satu sesion(sampai browser di tutup) atau variabel di hapus dengan fungsi <text:span text:style-name="T5">session_destroy()</text:span></text:p>
      <text:p text:style-name="P20"/>
      <text:p text:style-name="P27">8. cookie</text:p>
      <text:p text:style-name="P28"/>
      <text:p text:style-name="P19">“<text:span text:style-name="T4">mekanisme penyimpanan informasi ke dalam </text:span><text:span text:style-name="T6">VARIABLE </text:span></text:p>
      <text:p text:style-name="P19"><text:span text:style-name="T4">agar bisa digunakan di </text:span><text:span text:style-name="T6">LEBIH DARI SATU HALAMAN</text:span>”</text:p>
      <text:p text:style-name="P7"/>
      <text:p text:style-name="P29">sama dengan konsep session tapi jika session di simpan di server, maka cookie di simpan di <text:span text:style-name="T5">BROWSER / CLIEN</text:span></text:p>
      <text:p text:style-name="P7"/>
      <text:p text:style-name="P30">beberapa pengunaan cookie:</text:p>
      <text:p text:style-name="P30">- mengenal user (seperti session)</text:p>
      <text:p text:style-name="P30">- shopping cart (keranjang belanja)</text:p>
      <text:p text:style-name="P30">- personalisasi (rekomendasi iklan)</text:p>
      <text:p text:style-name="P30">- <text:span text:style-name="T13">DLL…</text:span></text:p>
      <text:p text:style-name="P30"/>
      <text:p text:style-name="P31">penting mengetahui karna cookie di simpan di clien/browser, maka data ini bisa di manipulasi oleh user. Ini bisa jadi celah keamanan.</text:p>
      <text:p text:style-name="P31"/>
      <text:p text:style-name="P32">Cookie pada PHP:</text:p>
      <text:p text:style-name="P32">- variabel <text:span text:style-name="T14">super</text:span> global $_COOKIE</text:p>
      <text:p text:style-name="P32">- fungsi bawaan setcookie() // untuk membuat cookie</text:p>
      <text:p text:style-name="P32"><text:tab/><text:span text:style-name="T15">setcookie([nama_variable], [isi variabel], [jangka waktu dengan time() + detik ])</text:span></text:p>
      <text:p text:style-name="P32"><text:tab/><text:span text:style-name="T16">untuk menghapus cookie pada php bisa mengunakan fungsi yang sama tapi dengan detik yg</text:span></text:p>
      <text:p text:style-name="P33"><text:tab/><text:span text:style-name="T16">kurang exp setcookie(‘nama_variabel’, ‘isi_variabel’, time() - 3600) </text:span></text:p>
      <text:p text:style-name="P35"><text:tab/>// - 1 jam mengikuti dokumentasi official tapi bisa berapa saja </text:p>
      <text:p text:style-name="P32"/>
      <text:p text:style-name="P34"><text:soft-page-break/>saran: </text:p>
      <text:p text:style-name="P34">- extension pada chrome = edit this cookie</text:p>
      <text:p text:style-name="P7"/>
      <text:p text:style-name="P7"/>
      <text:p text:style-name="P27">9. pagination</text:p>
      <text:p text:style-name="P36"/>
      <text:p text:style-name="P36">“<text:span text:style-name="T17">Sebuah tehnik untuk membatasi halaman yang tampil pada halaman</text:span>”</text:p>
      <text:p text:style-name="P37"/>
      <text:p text:style-name="P37">tehnik ini memanfaatkan keyword pada SQL yaitu LIMIT <text:span text:style-name="T18">berikut contoh sintax nya:</text:span></text:p>
      <text:p text:style-name="P37"/>
      <text:p text:style-name="P15">SELECT * FROM mahasiswa LIMIT <text:span text:style-name="T9">$mulai_dari_no_index</text:span> , <text:span text:style-name="T5">$jumlah_data_</text:span><text:span text:style-name="T9">ingin_ditampilkan</text:span></text:p>
      <text:p text:style-name="P38"/>
      <text:p text:style-name="P38"><text:span text:style-name="T5">fungsi PHP </text:span>yang di pelajari dalam sesi ini</text:p>
      <text:p text:style-name="P38">- round() //<text:span text:style-name="T25">bundar </text:span>= fungsi untuk membulatkan pecahan <text:span text:style-name="T19">NORMAL</text:span></text:p>
      <text:p text:style-name="P38">- <text:span text:style-name="T19">floor() //lantai = fungsi untuk membulatkan ke bawah misal 1.8 =&gt; 1</text:span></text:p>
      <text:p text:style-name="P42"><text:span text:style-name="T20">- </text:span><text:span text:style-name="T21">ceil() //langit-langit = fungsi untuk membulatkan ke atas misal 1.1 =&gt; 2</text:span></text:p>
      <text:p text:style-name="P39"/>
      <text:p text:style-name="P44"><text:span text:style-name="T27">pada PHP ada juga O</text:span>prator ternary = <text:s/></text:p>
      <text:p text:style-name="P44">kondisi ? [ jika benar ] : [ jika salah ];</text:p>
      <text:p text:style-name="P16"/>
      <text:p text:style-name="P16">ini adalah salah satu algoritma untuk menentukan awal data index halaman pada pagination:</text:p>
      <text:p text:style-name="P16"/>
      <text:p text:style-name="P16">jumlah data yang inngin ditampilkan per halaman = 3</text:p>
      <text:p text:style-name="P16">halaman 1 = 0 // index mulai</text:p>
      <text:p text:style-name="P16">halaman 2 = 3</text:p>
      <text:p text:style-name="P16">halaman 3 = 6</text:p>
      <text:p text:style-name="P16"/>
      <text:p text:style-name="P17">no index = 3 * 3 – 3 = 6 // fix</text:p>
      <text:p text:style-name="P17">no index = 3 * 2 – 3 = <text:s/>3 // fix</text:p>
      <text:p text:style-name="P16"/>
      <text:p text:style-name="P12"><text:span text:style-name="T24">ALGORITMA =&gt; </text:span><text:span text:style-name="T20">$</text:span><text:span text:style-name="T23">mulai_dari_no_index </text:span><text:span text:style-name="T20">= </text:span></text:p>
      <text:p text:style-name="P14"><text:tab/>($jumlah_data_perhalaman * $halaman_aktif) - $jumlah_data_perhalaman;</text:p>
      <text:p text:style-name="P13"/>
      <text:p text:style-name="P40"/>
      <text:p text:style-name="P41">NB= pagination ada di pertemuan 18</text:p>
      <text:p text:style-name="P4"/>
      <text:p text:style-name="P4"/>
      <text:p text:style-name="P27">10. <text:span text:style-name="T26">AJAX(Asyncronus Javascript and XML)</text:span></text:p>
      <text:p text:style-name="P43">[ LIVE SEARCH ]</text:p>
      <text:p text:style-name="P4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Fira Code" svg:font-family="'Fira Code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4T19:56:15.888374840</meta:creation-date>
    <dc:date>2019-06-10T23:30:02.527115960</dc:date>
    <meta:editing-duration>PT9H41M29S</meta:editing-duration>
    <meta:editing-cycles>54</meta:editing-cycles>
    <meta:generator>LibreOffice/6.0.7.3$Linux_X86_64 LibreOffice_project/00m0$Build-3</meta:generator>
    <meta:document-statistic meta:table-count="0" meta:image-count="0" meta:object-count="0" meta:page-count="3" meta:paragraph-count="93" meta:word-count="539" meta:character-count="3513" meta:non-whitespace-character-count="3014"/>
  </office:meta>
</office:document-meta>
</file>